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tyle="italic" style:font-style-asian="italic"/>
    </style:style>
    <style:style style:name="TableColumn5" style:family="table-column">
      <style:table-column-properties style:column-width="1.5958in"/>
    </style:style>
    <style:style style:name="TableColumn6" style:family="table-column">
      <style:table-column-properties style:column-width="1.1145in"/>
    </style:style>
    <style:style style:name="TableColumn7" style:family="table-column">
      <style:table-column-properties style:column-width="1.0097in"/>
    </style:style>
    <style:style style:name="TableColumn8" style:family="table-column">
      <style:table-column-properties style:column-width="1.1027in"/>
    </style:style>
    <style:style style:name="TableColumn9" style:family="table-column">
      <style:table-column-properties style:column-width="1.002in"/>
    </style:style>
    <style:style style:name="TableColumn10" style:family="table-column">
      <style:table-column-properties style:column-width="1.5604in"/>
    </style:style>
    <style:style style:name="TableColumn11" style:family="table-column">
      <style:table-column-properties style:column-width="1.6354in"/>
    </style:style>
    <style:style style:name="Table4" style:family="table">
      <style:table-properties style:width="9.020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FFFFFF" fo:border-left="0.0069in solid #FFFFFF" fo:border-bottom="0.0069in solid #000000" fo:border-right="0.0069in solid #FFFFFF" style:writing-mode="lr-tb" style:vertical-align="middle" fo:padding-top="0.0104in" fo:padding-left="0.0104in" fo:padding-bottom="0.0104in" fo:padding-right="0.0104in"/>
    </style:style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0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fo:padding-top="0.0104in" fo:padding-left="0.0104in" fo:padding-bottom="0.0104in" fo:padding-right="0.0104in"/>
    </style:style>
    <style:style style:name="P2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0" style:family="table-cell">
      <style:table-cell-properties fo:border-top="0.0416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" style:parent-style-name="Hyperlink" style:family="text">
      <style:text-properties style:font-name="Times New Roman" fo:font-size="12pt" style:font-size-asian="12pt" style:font-size-complex="12pt"/>
    </style:style>
    <style:style style:name="TableCell37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style:font-name="Times New Roman" fo:font-size="12pt" style:font-size-asian="12pt" style:font-size-complex="12pt"/>
    </style:style>
    <style:style style:name="TableCell41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style:font-name="Times New Roman" fo:font-size="12pt" style:font-size-asian="12pt" style:font-size-complex="12pt"/>
    </style:style>
    <style:style style:name="TableCell43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text-properties style:font-name="Times New Roman" fo:font-size="12pt" style:font-size-asian="12pt" style:font-size-complex="12pt"/>
    </style:style>
    <style:style style:name="TableCell45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TableCell49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style:font-name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53" style:parent-style-name="DefaultParagraphFont" style:family="text">
      <style:text-properties style:font-name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63" style:parent-style-name="DefaultParagraphFont" style:family="text">
      <style:text-properties style:font-name="Times New Roman" fo:font-size="12pt" style:font-size-asian="12pt" style:font-size-complex="12pt"/>
    </style:style>
    <style:style style:name="T64" style:parent-style-name="st" style:family="text"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olumn67" style:family="table-column">
      <style:table-column-properties style:column-width="0.0562in"/>
    </style:style>
    <style:style style:name="TableColumn68" style:family="table-column">
      <style:table-column-properties style:column-width="1.4833in"/>
    </style:style>
    <style:style style:name="Table66" style:family="table">
      <style:table-properties style:width="1.5395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style:vertical-align="auto" fo:margin-bottom="0in"/>
      <style:text-properties style:font-name="Times New Roman" style:font-name-asian="Times New Roman" fo:font-size="12pt" style:font-size-asian="12pt" style:font-size-complex="12pt" fo:hyphenate="true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style:vertical-align="auto" fo:margin-bottom="0in"/>
      <style:text-properties fo:hyphenate="true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75" style:parent-style-name="Normal" style:family="paragraph">
      <style:text-properties style:font-name="Times New Roman" fo:font-size="12pt" style:font-size-asian="12pt" style:font-size-complex="12pt"/>
    </style:style>
    <style:style style:name="TableCell7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 fo:font-size="12pt" style:font-size-asian="12pt" style:font-size-complex="12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8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8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Times New Roman" fo:font-size="12pt" style:font-size-asian="12pt" style:font-size-complex="12pt"/>
    </style:style>
    <style:style style:name="TableCell1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="Times New Roman" fo:font-size="12pt" style:font-size-asian="12pt" style:font-size-complex="12pt"/>
    </style:style>
    <style:style style:name="TableCell10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16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17" style:parent-style-name="DefaultParagraphFont" style:family="text">
      <style:text-properties style:font-name="Times New Roman" fo:font-size="12pt" style:font-size-asian="12pt" style:font-size-complex="12pt"/>
    </style:style>
    <style:style style:name="T118" style:parent-style-name="st" style:family="text">
      <style:text-properties style:font-name="Times New Roman" fo:font-size="12pt" style:font-size-asian="12pt" style:font-size-complex="12pt"/>
    </style:style>
    <style:style style:name="T119" style:parent-style-name="Hyperlink" style:family="text">
      <style:text-properties style:font-name="Times New Roman" fo:font-size="12pt" style:font-size-asian="12pt" style:font-size-complex="12pt"/>
    </style:style>
    <style:style style:name="T120" style:parent-style-name="Hyperlink" style:family="text">
      <style:text-properties style:font-name="Times New Roman" fo:font-size="12pt" style:font-size-asian="12pt" style:font-size-complex="12pt"/>
    </style:style>
    <style:style style:name="T121" style:parent-style-name="Hyperlink" style:family="text">
      <style:text-properties style:font-name="Times New Roman" fo:font-size="12pt" style:font-size-asian="12pt" style:font-size-complex="12pt"/>
    </style:style>
    <style:style style:name="T122" style:parent-style-name="st" style:family="text">
      <style:text-properties style:font-name="Times New Roman" fo:font-size="12pt" style:font-size-asian="12pt" style:font-size-complex="12pt"/>
    </style:style>
    <style:style style:name="T123" style:parent-style-name="st" style:family="text">
      <style:text-properties style:font-name="Times New Roman" fo:font-size="12pt" style:font-size-asian="12pt" style:font-size-complex="12pt"/>
    </style:style>
    <style:style style:name="T124" style:parent-style-name="st" style:family="text">
      <style:text-properties style:font-name="Times New Roman" fo:font-size="12pt" style:font-size-asian="12pt" style:font-size-complex="12pt"/>
    </style:style>
    <style:style style:name="T125" style:parent-style-name="st" style:family="text">
      <style:text-properties style:font-name="Times New Roman" fo:font-size="12pt" style:font-size-asian="12pt" style:font-size-complex="12pt"/>
    </style:style>
    <style:style style:name="T126" style:parent-style-name="st" style:family="text">
      <style:text-properties style:font-name="Times New Roman" fo:font-size="12pt" style:font-size-asian="12pt" style:font-size-complex="12pt"/>
    </style:style>
    <style:style style:name="P127" style:parent-style-name="Normal" style:family="paragraph">
      <style:text-properties style:font-name="Times New Roman" fo:font-weight="bold" style:font-weight-asian="bold" style:font-weight-complex="bold"/>
    </style:style>
    <style:style style:name="P128" style:parent-style-name="Normal" style:family="paragraph">
      <style:text-properties style:font-name="Times New Roman" fo:font-weight="bold" style:font-weight-asian="bold" style:font-weight-complex="bold"/>
    </style:style>
    <style:style style:name="TableColumn130" style:family="table-column">
      <style:table-column-properties style:column-width="1.6083in"/>
    </style:style>
    <style:style style:name="TableColumn131" style:family="table-column">
      <style:table-column-properties style:column-width="1.152in"/>
    </style:style>
    <style:style style:name="TableColumn132" style:family="table-column">
      <style:table-column-properties style:column-width="0.9145in"/>
    </style:style>
    <style:style style:name="TableColumn133" style:family="table-column">
      <style:table-column-properties style:column-width="0.8354in"/>
    </style:style>
    <style:style style:name="TableColumn134" style:family="table-column">
      <style:table-column-properties style:column-width="0.875in"/>
    </style:style>
    <style:style style:name="TableColumn135" style:family="table-column">
      <style:table-column-properties style:column-width="0.9375in"/>
    </style:style>
    <style:style style:name="TableColumn136" style:family="table-column">
      <style:table-column-properties style:column-width="0.875in"/>
    </style:style>
    <style:style style:name="TableColumn137" style:family="table-column">
      <style:table-column-properties style:column-width="0.7506in"/>
    </style:style>
    <style:style style:name="TableColumn138" style:family="table-column">
      <style:table-column-properties style:column-width="1.0722in"/>
    </style:style>
    <style:style style:name="Table129" style:family="table">
      <style:table-properties style:width="9.0208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Times New Roman" fo:font-weight="bold" style:font-weight-asian="bold" style:font-weight-complex="bold"/>
    </style:style>
    <style:style style:name="T142" style:parent-style-name="DefaultParagraphFont" style:family="text">
      <style:text-properties style:font-name="Times New Roman" style:font-weight-complex="bold"/>
    </style:style>
    <style:style style:name="T143" style:parent-style-name="Hyperlink" style:family="text">
      <style:text-properties style:font-name="Times New Roman" style:font-weight-complex="bold"/>
    </style:style>
    <style:style style:name="T144" style:parent-style-name="DefaultParagraphFont" style:family="text">
      <style:text-properties style:font-name="Times New Roman" style:font-weight-complex="bold"/>
    </style:style>
    <style:style style:name="T145" style:parent-style-name="DefaultParagraphFont" style:family="text">
      <style:text-properties style:font-name="Times New Roman"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text-align="center"/>
    </style:style>
    <style:style style:name="T149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15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5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text-align="center"/>
    </style:style>
    <style:style style:name="T1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15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text-align="center"/>
    </style:style>
    <style:style style:name="T1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5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center"/>
    </style:style>
    <style:style style:name="T1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16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/>
    </style:style>
    <style:style style:name="T1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16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/>
    </style:style>
    <style:style style:name="T1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16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text-align="center"/>
    </style:style>
    <style:style style:name="T169" style:parent-style-name="DefaultParagraphFont" style:family="text">
      <style:text-properties style:font-name="Times New Roman" fo:font-weight="bold" style:font-weight-asian="bold" style:font-weight-complex="bold"/>
    </style:style>
    <style:style style:name="TableRow170" style:family="table-row">
      <style:table-row-properties/>
    </style:style>
    <style:style style:name="P171" style:parent-style-name="Normal" style:family="paragraph">
      <style:text-properties style:font-name="Times New Roman"/>
    </style:style>
    <style:style style:name="P17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7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/>
    </style:style>
    <style:style style:name="T17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/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fo:text-align="center"/>
    </style:style>
    <style:style style:name="T184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/>
    </style:style>
    <style:style style:name="T1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center"/>
    </style:style>
    <style:style style:name="T190" style:parent-style-name="DefaultParagraphFont" style:family="text">
      <style:text-properties style:font-name="Times New Roman" fo:font-weight="bold" style:font-weight-asian="bold" style:font-weight-complex="bold"/>
    </style:style>
    <style:style style:name="T191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text-align="center"/>
    </style:style>
    <style:style style:name="T194" style:parent-style-name="DefaultParagraphFont" style:family="text">
      <style:text-properties style:font-name="Times New Roman" fo:font-weight="bold" style:font-weight-asian="bold" style:font-weight-complex="bold"/>
    </style:style>
    <style:style style:name="TableRow195" style:family="table-row">
      <style:table-row-properties/>
    </style:style>
    <style:style style:name="TableCell19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text-align="center"/>
    </style:style>
    <style:style style:name="T198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199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fo:padding-top="0.0104in" fo:padding-left="0.0104in" fo:padding-bottom="0.0104in" fo:padding-right="0.0104in"/>
    </style:style>
    <style:style style:name="P200" style:parent-style-name="Normal" style:family="paragraph">
      <style:text-properties style:font-name="Times New Roman"/>
    </style:style>
    <style:style style:name="TableCell20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text-properties style:font-name="Times New Roman"/>
    </style:style>
    <style:style style:name="TableCell20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text-properties style:font-name="Times New Roman"/>
    </style:style>
    <style:style style:name="TableCell20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text-properties style:font-name="Times New Roman"/>
    </style:style>
    <style:style style:name="TableCell20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style:font-name="Times New Roman"/>
    </style:style>
    <style:style style:name="TableCell20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style:font-name="Times New Roman"/>
    </style:style>
    <style:style style:name="TableCell21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style:font-name="Times New Roman"/>
    </style:style>
    <style:style style:name="TableCell21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style:font-name="Times New Roman"/>
    </style:style>
    <style:style style:name="TableRow215" style:family="table-row">
      <style:table-row-properties/>
    </style:style>
    <style:style style:name="TableCell216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Hyperlink" style:family="text">
      <style:text-properties style:font-name="Times New Roman"/>
    </style:style>
    <style:style style:name="TableCell221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/>
      <style:text-properties style:font-name="Times New Roman"/>
    </style:style>
    <style:style style:name="TableCell22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24" style:parent-style-name="DefaultParagraphFont" style:family="text">
      <style:text-properties style:font-name="Times New Roman"/>
    </style:style>
    <style:style style:name="TableCell22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26" style:parent-style-name="DefaultParagraphFont" style:family="text">
      <style:text-properties style:font-name="Times New Roman"/>
    </style:style>
    <style:style style:name="TableCell227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228" style:parent-style-name="Hyperlink" style:family="text">
      <style:text-properties style:font-name="Times New Roman"/>
    </style:style>
    <style:style style:name="TableCell229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230" style:parent-style-name="Hyperlink" style:family="text">
      <style:text-properties style:font-name="Times New Roman"/>
    </style:style>
    <style:style style:name="TableCell231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232" style:parent-style-name="Hyperlink" style:family="text">
      <style:text-properties style:font-name="Times New Roman"/>
    </style:style>
    <style:style style:name="TableCell233" style:family="table-cell">
      <style:table-cell-properties fo:border-top="0.0416in solid #000000" fo:border-left="0.0069in solid #000000" fo:border-bottom="0.0069in solid #000000" fo:border-right="0.0069in solid #000000" fo:background-color="#FF5959" style:writing-mode="lr-tb" style:vertical-align="middle" fo:padding-top="0.0104in" fo:padding-left="0.0104in" fo:padding-bottom="0.0104in" fo:padding-right="0.0104in"/>
    </style:style>
    <style:style style:name="T234" style:parent-style-name="Hyperlink" style:family="text">
      <style:text-properties style:font-name="Times New Roman"/>
    </style:style>
    <style:style style:name="TableCell23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36" style:parent-style-name="DefaultParagraphFont" style:family="text">
      <style:text-properties style:font-name="Times New Roma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Hyperlink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Hyperlink" style:family="text">
      <style:text-properties style:font-name="Times New Roman"/>
    </style:style>
    <style:style style:name="TableCell24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/>
      <style:text-properties style:font-name="Times New Roman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="Times New Roman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50" style:parent-style-name="DefaultParagraphFont" style:family="text">
      <style:text-properties style:font-name="Times New Roman"/>
    </style:style>
    <style:style style:name="TableCell25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2" style:parent-style-name="Hyperlink" style:family="text">
      <style:text-properties style:font-name="Times New Roman"/>
    </style:style>
    <style:style style:name="TableCell25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4" style:parent-style-name="Hyperlink" style:family="text">
      <style:text-properties style:font-name="Times New Roman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56" style:parent-style-name="DefaultParagraphFont" style:family="text">
      <style:text-properties style:font-name="Times New Roman"/>
    </style:style>
    <style:style style:name="TableCell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58" style:parent-style-name="DefaultParagraphFont" style:family="text">
      <style:text-properties style:font-name="Times New Roman"/>
    </style:style>
    <style:style style:name="TableCell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60" style:parent-style-name="DefaultParagraphFont" style:family="text">
      <style:text-properties style:font-name="Times New Roman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Hyperlink" style:family="text">
      <style:text-properties style:font-name="Times New Roman"/>
    </style:style>
    <style:style style:name="TableCell26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/>
      <style:text-properties style:font-name="Times New Roman"/>
    </style:style>
    <style:style style:name="TableCell26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0" style:parent-style-name="Hyperlink" style:family="text">
      <style:text-properties style:font-name="Times New Roman"/>
    </style:style>
    <style:style style:name="TableCell27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2" style:parent-style-name="Hyperlink" style:family="text">
      <style:text-properties style:font-name="Times New Roman"/>
    </style:style>
    <style:style style:name="TableCell27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4" style:parent-style-name="Hyperlink" style:family="text">
      <style:text-properties style:font-name="Times New Roman"/>
    </style:style>
    <style:style style:name="TableCell27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6" style:parent-style-name="Hyperlink" style:family="text">
      <style:text-properties style:font-name="Times New Roman"/>
    </style:style>
    <style:style style:name="TableCell2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8" style:parent-style-name="DefaultParagraphFont" style:family="text">
      <style:text-properties style:font-name="Times New Roman"/>
    </style:style>
    <style:style style:name="TableCell279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280" style:parent-style-name="Hyperlink" style:family="text">
      <style:text-properties style:font-name="Times New Roman"/>
    </style:style>
    <style:style style:name="TableCell2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2" style:parent-style-name="DefaultParagraphFont" style:family="text">
      <style:text-properties style:font-name="Times New Roman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Hyperlink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Hyperlink" style:family="text">
      <style:text-properties style:font-name="Times New Roman"/>
    </style:style>
    <style:style style:name="TableCell29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text-align="center"/>
      <style:text-properties style:font-name="Times New Roman"/>
    </style:style>
    <style:style style:name="TableCell29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94" style:parent-style-name="Hyperlink" style:family="text">
      <style:text-properties style:font-name="Times New Roman"/>
    </style:style>
    <style:style style:name="TableCell29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96" style:parent-style-name="Hyperlink" style:family="text">
      <style:text-properties style:font-name="Times New Roman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="Times New Roman"/>
    </style:style>
    <style:style style:name="TableCell29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00" style:parent-style-name="Hyperlink" style:family="text">
      <style:text-properties style:font-name="Times New Roman"/>
    </style:style>
    <style:style style:name="TableCell3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2" style:parent-style-name="DefaultParagraphFont" style:family="text">
      <style:text-properties style:font-name="Times New Roman"/>
    </style:style>
    <style:style style:name="TableCell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4" style:parent-style-name="DefaultParagraphFont" style:family="text">
      <style:text-properties style:font-name="Times New Roman"/>
    </style:style>
    <style:style style:name="TableCell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6" style:parent-style-name="DefaultParagraphFont" style:family="text">
      <style:text-properties style:font-name="Times New Roma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/>
    </style:style>
    <style:style style:name="T312" style:parent-style-name="Hyperlink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T314" style:parent-style-name="Hyperlink" style:family="text">
      <style:text-properties style:font-name="Times New Roman"/>
    </style:style>
    <style:style style:name="TableCell31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center"/>
      <style:text-properties style:font-name="Times New Roman"/>
    </style:style>
    <style:style style:name="TableCell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18" style:parent-style-name="DefaultParagraphFont" style:family="text">
      <style:text-properties style:font-name="Times New Roman"/>
    </style:style>
    <style:style style:name="TableCell31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20" style:parent-style-name="Hyperlink" style:family="text">
      <style:text-properties style:font-name="Times New Roman"/>
    </style:style>
    <style:style style:name="TableCell32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22" style:parent-style-name="Hyperlink" style:family="text">
      <style:text-properties style:font-name="Times New Roman"/>
    </style:style>
    <style:style style:name="TableCell3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4" style:parent-style-name="DefaultParagraphFont" style:family="text">
      <style:text-properties style:font-name="Times New Roman"/>
    </style:style>
    <style:style style:name="TableCell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6" style:parent-style-name="DefaultParagraphFont" style:family="text">
      <style:text-properties style:font-name="Times New Roman"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8" style:parent-style-name="DefaultParagraphFont" style:family="text">
      <style:text-properties style:font-name="Times New Roman"/>
    </style:style>
    <style:style style:name="TableCell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0" style:parent-style-name="DefaultParagraphFont" style:family="text">
      <style:text-properties style:font-name="Times New Roman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Hyperlink" style:family="text">
      <style:text-properties style:font-name="Times New Roman"/>
    </style:style>
    <style:style style:name="TableCell33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text-align="center"/>
      <style:text-properties style:font-name="Times New Roman"/>
    </style:style>
    <style:style style:name="TableCell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41" style:parent-style-name="DefaultParagraphFont" style:family="text">
      <style:text-properties style:font-name="Times New Roman"/>
    </style:style>
    <style:style style:name="TableCell34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3" style:parent-style-name="Hyperlink" style:family="text">
      <style:text-properties style:font-name="Times New Roman"/>
    </style:style>
    <style:style style:name="TableCell344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45" style:parent-style-name="Hyperlink" style:family="text">
      <style:text-properties style:font-name="Times New Roman"/>
    </style:style>
    <style:style style:name="TableCell346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7" style:parent-style-name="Hyperlink" style:family="text">
      <style:text-properties style:font-name="Times New Roman"/>
    </style:style>
    <style:style style:name="TableCell34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9" style:parent-style-name="Hyperlink" style:family="text">
      <style:text-properties style:font-name="Times New Roman"/>
    </style:style>
    <style:style style:name="TableCell350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51" style:parent-style-name="Hyperlink" style:family="text">
      <style:text-properties style:font-name="Times New Roman"/>
    </style:style>
    <style:style style:name="TableCell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53" style:parent-style-name="DefaultParagraphFont" style:family="text">
      <style:text-properties style:font-name="Times New Roma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text-properties style:font-name="Times New Roman"/>
    </style:style>
    <style:style style:name="TableCell35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35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5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text-align="center"/>
    </style:style>
    <style:style style:name="T3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text-align="center"/>
    </style:style>
    <style:style style:name="T3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text-align="center"/>
    </style:style>
    <style:style style:name="T3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6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/>
    </style:style>
    <style:style style:name="T3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text-align="center"/>
    </style:style>
    <style:style style:name="T3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text-align="center"/>
    </style:style>
    <style:style style:name="T3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text-align="center"/>
    </style:style>
    <style:style style:name="T379" style:parent-style-name="DefaultParagraphFont" style:family="text">
      <style:text-properties style:font-name="Times New Roman" fo:font-weight="bold" style:font-weight-asian="bold" style:font-weight-complex="bold"/>
    </style:style>
    <style:style style:name="TableRow380" style:family="table-row">
      <style:table-row-properties/>
    </style:style>
    <style:style style:name="P381" style:parent-style-name="Normal" style:family="paragraph">
      <style:text-properties style:font-name="Times New Roman"/>
    </style:style>
    <style:style style:name="TableCell382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38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8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text-align="center"/>
    </style:style>
    <style:style style:name="T386" style:parent-style-name="DefaultParagraphFont" style:family="text">
      <style:text-properties style:font-name="Times New Roman" fo:font-weight="bold" style:font-weight-asian="bold" style:font-weight-complex="bold"/>
    </style:style>
    <style:style style:name="T3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paragraph-properties fo:text-align="center"/>
    </style:style>
    <style:style style:name="T390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92" style:parent-style-name="Normal" style:family="paragraph">
      <style:paragraph-properties fo:text-align="center"/>
    </style:style>
    <style:style style:name="T39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text-align="center"/>
    </style:style>
    <style:style style:name="T39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text-align="center"/>
    </style:style>
    <style:style style:name="T39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text-align="center"/>
    </style:style>
    <style:style style:name="T402" style:parent-style-name="DefaultParagraphFont" style:family="text">
      <style:text-properties style:font-name="Times New Roman" fo:font-weight="bold" style:font-weight-asian="bold" style:font-weight-complex="bold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405" style:parent-style-name="Normal" style:family="paragraph">
      <style:text-properties style:font-name="Times New Roman" fo:font-weight="bold" style:font-weight-asian="bold" style:font-weight-complex="bold"/>
    </style:style>
    <style:style style:name="T406" style:parent-style-name="DefaultParagraphFont" style:family="text">
      <style:text-properties style:font-name="Times New Roman" style:font-weight-complex="bold"/>
    </style:style>
    <style:style style:name="T407" style:parent-style-name="Hyperlink" style:family="text">
      <style:text-properties style:font-name="Times New Roman" style:font-weight-complex="bold"/>
    </style:style>
    <style:style style:name="P408" style:parent-style-name="Normal" style:family="paragraph">
      <style:text-properties style:font-name="Times New Roman" style:font-weight-complex="bold"/>
    </style:style>
    <style:style style:name="P409" style:parent-style-name="Normal" style:family="paragraph">
      <style:text-properties style:font-name="Times New Roman" style:font-weight-complex="bold"/>
    </style:style>
    <style:style style:name="P410" style:parent-style-name="Normal" style:family="paragraph">
      <style:text-properties style:font-name="Times New Roman" style:font-weight-complex="bold"/>
    </style:style>
    <style:style style:name="P41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Normal"><text:span text:style-name="T2">Prognostic factor studies</text:span><text:span text:style-name="T3"><text:s/>(RCTs on next page of template)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7">
            <text:p text:style-name="Normal"><text:span text:style-name="T14">Table.<text:s/></text:span><text:span text:style-name="T15">Risk of bias for 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Study</text:span></text:p>
          </table:table-cell>
          <table:table-cell table:style-name="TableCell20">
            <text:p text:style-name="P21">Subject selection</text:p>
          </table:table-cell>
          <table:table-cell table:style-name="TableCell22">
            <text:p text:style-name="P23">Subject attrition</text:p>
          </table:table-cell>
          <table:table-cell table:style-name="TableCell24">
            <text:p text:style-name="P25">Prognostic Factor Measurement</text:p>
          </table:table-cell>
          <table:table-cell table:style-name="TableCell26">
            <text:p text:style-name="P27">Outcome Measurement</text:p>
          </table:table-cell>
          <table:table-cell table:style-name="TableCell28">
            <text:p text:style-name="P29">Study Confounding</text:p>
          </table:table-cell>
          <table:table-cell table:style-name="TableCell30">
            <text:p text:style-name="P31">Statistical Analysis and Reporting</text:p>
          </table:table-cell>
        </table:table-row>
        <table:table-row table:style-name="TableRow32">
          <table:table-cell table:style-name="TableCell33">
            <text:p text:style-name="Normal"><text:span text:style-name="T34">Ball, 2014</text:span><text:span text:style-name="T35"><text:line-break/>PMID:<text:s/></text:span><text:a xlink:href="https://pubmed.gov/25056260" office:target-frame-name="_top" xlink:show="replace"><text:span text:style-name="T36">25056260</text:span></text:a></text:p>
          </table:table-cell>
          <table:table-cell table:style-name="TableCell37">
            <text:p text:style-name="P38">Low risk (all mothers in the time period included)</text:p>
          </table:table-cell>
          <table:table-cell table:style-name="TableCell39">
            <text:p text:style-name="P40">Low risk as outcomes missing for &lt; 2% of births (525 of 40,441)</text:p>
          </table:table-cell>
          <table:table-cell table:style-name="TableCell41">
            <text:p text:style-name="P42">Low risk</text:p>
          </table:table-cell>
          <table:table-cell table:style-name="TableCell43">
            <text:p text:style-name="P44">Low risk</text:p>
          </table:table-cell>
          <table:table-cell table:style-name="TableCell45">
            <text:p text:style-name="P46">Low risk. Confounders tested included:</text:p>
            <text:p text:style-name="P47">• Parity</text:p>
            <text:p text:style-name="P48">• "Outcome of the previous birth"</text:p>
          </table:table-cell>
          <table:table-cell table:style-name="TableCell49">
            <text:p text:style-name="P50">Low risk. Used conditional logistic regression to control for maternal factors</text:p>
          </table:table-cell>
        </table:table-row>
        <table:table-row table:style-name="TableRow51">
          <table:table-cell table:style-name="TableCell52">
            <text:p text:style-name="Normal"><text:span text:style-name="T53">Hanley, 2017</text:span><text:span text:style-name="T54"><text:line-break/>PMID:<text:s/></text:span><text:a xlink:href="http://pubmed.gov/28178044" office:target-frame-name="_top" xlink:show="replace"><text:span text:style-name="T55">28178044</text:span></text:a></text:p>
          </table:table-cell>
          <table:table-cell table:style-name="TableCell56">
            <text:p text:style-name="P57">79</text:p>
          </table:table-cell>
          <table:table-cell table:style-name="TableCell58">
            <text:p text:style-name="P59">Low risk</text:p>
          </table:table-cell>
          <table:table-cell table:style-name="TableCell60">
            <text:p text:style-name="P61">Low risk</text:p>
          </table:table-cell>
          <table:table-cell table:style-name="TableCell62">
            <text:p text:style-name="Normal"><text:span text:style-name="T63">Unclear risk</text:span><text:span text:style-name="T64">¶</text:span></text:p>
          </table:table-cell>
          <table:table-cell table:style-name="TableCell65">
            <table:table table:style-name="Table66">
              <table:table-columns>
                <table:table-column table:style-name="TableColumn67"/>
                <table:table-column table:style-name="TableColumn68"/>
              </table:table-columns>
              <table:table-row table:style-name="TableRow69">
                <table:table-cell table:style-name="TableCell70">
                  <text:p text:style-name="P71"/>
                </table:table-cell>
                <table:table-cell table:style-name="TableCell72">
                  <text:p text:style-name="P73"><text:span text:style-name="T74">Low risk. Confounders tested included: maternal age at time of each delivery, diabetes, hypertension, smoking, history of perinatatal death</text:span></text:p>
                </table:table-cell>
              </table:table-row>
            </table:table>
            <text:p text:style-name="P75"/>
          </table:table-cell>
          <table:table-cell table:style-name="TableCell76">
            <text:p text:style-name="P77">Low risk. Used conditional logistic regresion to compare to same mother</text:p>
          </table:table-cell>
        </table:table-row>
        <table:table-row table:style-name="TableRow78">
          <table:table-cell table:style-name="TableCell79">
            <text:p text:style-name="Normal"><text:span text:style-name="T80">Koullali, 2016</text:span><text:span text:style-name="T81"><text:line-break/>PMID:<text:s/></text:span><text:a xlink:href="http://pubmed.gov/27367283" office:target-frame-name="_top" xlink:show="replace"><text:span text:style-name="T82">27367283</text:span></text:a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Normal"><text:span text:style-name="T97">Schachar, 2016</text:span><text:span text:style-name="T98"><text:line-break/>PMID:<text:s/></text:span><text:a xlink:href="http://pubmed.gov/27405702" office:target-frame-name="_top" xlink:show="replace"><text:span text:style-name="T99">27405702</text:span></text:a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 table:number-columns-spanned="7">
            <text:p text:style-name="P114">Notes:</text:p>
            <text:soft-page-break/>
            <text:p text:style-name="Normal"><text:span text:style-name="T115">* Assessment of individual studies based on the Cochrane Handbook, Table 8.5.d. Available at<text:s/></text:span><text:a xlink:href="http://handbook.cochrane.org/chapter_8/table_8_5_d_criteria_for_judging_risk_of_bias_in_the_risk_of.htm" office:target-frame-name="_top" xlink:show="replace"><text:span text:style-name="T116">http://handbook.cochrane.org/chapter_8/table_8_5_d_criteria_for_judging_risk_of_bias_in_the_risk_of.htm</text:span></text:a><text:span text:style-name="T117"><text:s/>.</text:span></text:p>
            <text:p text:style-name="Normal"><text:span text:style-name="T118">† Summary determination across studies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119">http://handbook.cochrane.org/cha</text:span><text:bookmark-start text:name="_Hlt482027860"/><text:bookmark-start text:name="_Hlt482027861"/><text:span text:style-name="T120">p</text:span><text:bookmark-end text:name="_Hlt482027860"/><text:bookmark-end text:name="_Hlt482027861"/><text:span text:style-name="T121">ter_8/table_8_7_a_possible_approach_for_summary_assessments_of_the.htm</text:span></text:a><text:span text:style-name="T122"><text:s/>.</text:span></text:p>
            <text:p text:style-name="Normal"><text:span text:style-name="T123">‡ Lack of a Consort diagram, by itself, is considered to be unclear risk for incomplete outcome and attrition bias.</text:span></text:p>
            <text:p text:style-name="Normal"><text:span text:style-name="T124">§ Lack of trial registration, by itself, is considered to be unclear risk for selective reporting.</text:span></text:p>
            <text:p text:style-name="Normal"><text:span text:style-name="T125">‖ Method of randomization not clearly described.</text:span></text:p>
            <text:p text:style-name="Normal"><text:span text:style-name="T126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ext:p text:style-name="P128">Randomized controlled trials</text:p>
      <text:p text:style-name="NoSpacing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 table:number-columns-spanned="9">
            <text:p text:style-name="Normal"><text:span text:style-name="T141">Table.<text:s/></text:span><text:span text:style-name="T142">Risk of bias for included studies. Criteria for determinations are from the Cochrane Handbook, Table 8.5.d. Available at<text:s/></text:span><text:a xlink:href="http://handbook.cochrane.org/chapter_8/table_8_5_d_criteria_for_judging_risk_of_bias_in_the_risk_of.htm" office:target-frame-name="_top" xlink:show="replace"><text:span text:style-name="T143">http://handbook.cochrane.org/chapter_8/table_8_5_d_criteria_for_judging_risk_of_bias_in_the_risk_of.htm</text:span></text:a><text:span text:style-name="T144">.</text:span><text:span text:style-name="T145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 table:number-rows-spanned="2">
            <text:p text:style-name="P148"><text:span text:style-name="T149">Study</text:span></text:p>
          </table:table-cell>
          <table:table-cell table:style-name="TableCell150" table:number-rows-spanned="2">
            <text:p text:style-name="P151">Subjects and summary risk*</text:p>
          </table:table-cell>
          <table:table-cell table:style-name="TableCell152" table:number-columns-spanned="2">
            <text:p text:style-name="P153"><text:span text:style-name="T154">Selection bias</text:span></text:p>
          </table:table-cell>
          <table:covered-table-cell/>
          <table:table-cell table:style-name="TableCell155">
            <text:p text:style-name="P156"><text:span text:style-name="T157">Performance bias</text:span></text:p>
          </table:table-cell>
          <table:table-cell table:style-name="TableCell158">
            <text:p text:style-name="P159"><text:span text:style-name="T160">Detection bias</text:span></text:p>
          </table:table-cell>
          <table:table-cell table:style-name="TableCell161">
            <text:p text:style-name="P162"><text:span text:style-name="T163">Attrition bias</text:span></text:p>
          </table:table-cell>
          <table:table-cell table:style-name="TableCell164">
            <text:p text:style-name="P165"><text:span text:style-name="T166">Reporting bias</text:span></text:p>
          </table:table-cell>
          <table:table-cell table:style-name="TableCell167">
            <text:p text:style-name="P168"><text:span text:style-name="T169">Other biases</text:span></text:p>
          </table:table-cell>
        </table:table-row>
        <table:table-row table:style-name="TableRow170">
          <table:covered-table-cell>
            <text:p text:style-name="P171"/>
          </table:covered-table-cell>
          <table:covered-table-cell>
            <text:p text:style-name="P172"/>
          </table:covered-table-cell>
          <table:table-cell table:style-name="TableCell173">
            <text:p text:style-name="P174"><text:span text:style-name="T175">Random sequence generation</text:span></text:p>
          </table:table-cell>
          <table:table-cell table:style-name="TableCell176">
            <text:p text:style-name="P177"><text:span text:style-name="T178">Allocation concealment</text:span></text:p>
          </table:table-cell>
          <table:table-cell table:style-name="TableCell179">
            <text:p text:style-name="P180"><text:span text:style-name="T181">Blinding of participants and personnel</text:span></text:p>
          </table:table-cell>
          <table:table-cell table:style-name="TableCell182">
            <text:p text:style-name="P183"><text:span text:style-name="T184">Blinding of outcome assessment</text:span></text:p>
          </table:table-cell>
          <table:table-cell table:style-name="TableCell185">
            <text:p text:style-name="P186"><text:span text:style-name="T187">Incomplete outcome data</text:span></text:p>
          </table:table-cell>
          <table:table-cell table:style-name="TableCell188">
            <text:p text:style-name="P189"><text:span text:style-name="T190">Selective<text:s/></text:span><text:span text:style-name="T191">reporting</text:span></text:p>
          </table:table-cell>
          <table:table-cell table:style-name="TableCell192">
            <text:p text:style-name="P193"><text:span text:style-name="T194">E.g. imbalanced compliance, co-interventions, or other.</text:span></text:p>
          </table:table-cell>
        </table:table-row>
        <table:table-row table:style-name="TableRow195">
          <table:table-cell table:style-name="TableCell196">
            <text:p text:style-name="P197"><text:span text:style-name="T198">Summary</text:span></text:p>
          </table:table-cell>
          <table:table-cell table:style-name="TableCell199">
            <text:p text:style-name="P200">Total: 6055<text:line-break/>Low risk 20%<text:line-break/>Unclear risk: 22%<text:line-break/>High risk: 58%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Normal"><text:span text:style-name="T217">Svoboda, 2007</text:span><text:span text:style-name="T218"><text:line-break/></text:span><text:span text:style-name="T219">PMID:<text:s/></text:span><text:a xlink:href="http://pubmed.gov/17523274" office:target-frame-name="_top" xlink:show="replace"><text:span text:style-name="T220">17523274</text:span></text:a></text:p>
          </table:table-cell>
          <table:table-cell table:style-name="TableCell221">
            <text:p text:style-name="P222">72</text:p>
          </table:table-cell>
          <table:table-cell table:style-name="TableCell223">
            <text:p text:style-name="Normal"><text:span text:style-name="T224">Low risk</text:span></text:p>
          </table:table-cell>
          <table:table-cell table:style-name="TableCell225">
            <text:p text:style-name="Normal"><text:span text:style-name="T226">Low risk</text:span></text:p>
          </table:table-cell>
          <table:table-cell table:style-name="TableCell227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28">Unclear risk</text:span></text:a></text:p>
          </table:table-cell>
          <table:table-cell table:style-name="TableCell22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30">Unclear risk</text:span></text:a></text:p>
          </table:table-cell>
          <table:table-cell table:style-name="TableCell231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32">Unclear risk</text:span></text:a></text:p>
          </table:table-cell>
          <table:table-cell table:style-name="TableCell233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34">High risk</text:span></text:a></text:p>
          </table:table-cell>
          <table:table-cell table:style-name="TableCell235">
            <text:p text:style-name="Normal"><text:span text:style-name="T236">Low risk</text:span></text:p>
          </table:table-cell>
        </table:table-row>
        <text:soft-page-break/>
        <table:table-row table:style-name="TableRow237">
          <table:table-cell table:style-name="TableCell238">
            <text:p text:style-name="Normal"><text:span text:style-name="T239">Nobre, 2008</text:span><text:span text:style-name="T240"><text:line-break/></text:span><text:span text:style-name="T241">PMID:<text:s/></text:span><text:a xlink:href="http://pubmed.gov/18096708" office:target-frame-name="_top" xlink:show="replace"><text:span text:style-name="T242">18096708</text:span></text:a><text:span text:style-name="T243"><text:line-break/></text:span><text:a xlink:href="https://clinicaltrials.gov/ct2/show/study/NCT00250666" office:target-frame-name="_top" xlink:show="replace"><text:span text:style-name="T244">NCT00250666</text:span></text:a></text:p>
          </table:table-cell>
          <table:table-cell table:style-name="TableCell245">
            <text:p text:style-name="P246">79</text:p>
          </table:table-cell>
          <table:table-cell table:style-name="TableCell247">
            <text:p text:style-name="Normal"><text:span text:style-name="T248">Low risk</text:span></text:p>
          </table:table-cell>
          <table:table-cell table:style-name="TableCell249">
            <text:p text:style-name="Normal"><text:span text:style-name="T250">Low risk</text:span></text:p>
          </table:table-cell>
          <table:table-cell table:style-name="TableCell251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52">Unclear risk</text:span></text:a></text:p>
          </table:table-cell>
          <table:table-cell table:style-name="TableCell25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54">Unclear risk</text:span></text:a></text:p>
          </table:table-cell>
          <table:table-cell table:style-name="TableCell255">
            <text:p text:style-name="Normal"><text:span text:style-name="T256">Low risk</text:span></text:p>
          </table:table-cell>
          <table:table-cell table:style-name="TableCell257">
            <text:p text:style-name="Normal"><text:span text:style-name="T258">Low risk</text:span></text:p>
          </table:table-cell>
          <table:table-cell table:style-name="TableCell259">
            <text:p text:style-name="Normal"><text:span text:style-name="T260">Low risk</text:span></text:p>
          </table:table-cell>
        </table:table-row>
        <table:table-row table:style-name="TableRow261">
          <table:table-cell table:style-name="TableCell262">
            <text:p text:style-name="Normal"><text:span text:style-name="T263">Schroeder, 2009</text:span><text:span text:style-name="T264"><text:line-break/></text:span><text:span text:style-name="T265">PMID:<text:s/></text:span><text:a xlink:href="http://pubmed.gov/19034493" office:target-frame-name="_top" xlink:show="replace"><text:span text:style-name="T266">19034493</text:span></text:a></text:p>
          </table:table-cell>
          <table:table-cell table:style-name="TableCell267">
            <text:p text:style-name="P268">27</text:p>
          </table:table-cell>
          <table:table-cell table:style-name="TableCell269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70">Unclear risk</text:span></text:a></text:p>
          </table:table-cell>
          <table:table-cell table:style-name="TableCell271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72">Unclear risk</text:span></text:a></text:p>
          </table:table-cell>
          <table:table-cell table:style-name="TableCell27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74">Unclear risk</text:span></text:a></text:p>
          </table:table-cell>
          <table:table-cell table:style-name="TableCell27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76">Unclear risk</text:span></text:a></text:p>
          </table:table-cell>
          <table:table-cell table:style-name="TableCell277">
            <text:p text:style-name="Normal"><text:span text:style-name="T278">Low risk</text:span></text:p>
          </table:table-cell>
          <table:table-cell table:style-name="TableCell279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280">High risk</text:span></text:a></text:p>
          </table:table-cell>
          <table:table-cell table:style-name="TableCell281">
            <text:p text:style-name="Normal"><text:span text:style-name="T282">Low risk</text:span></text:p>
          </table:table-cell>
        </table:table-row>
        <table:table-row table:style-name="TableRow283">
          <table:table-cell table:style-name="TableCell284">
            <text:p text:style-name="Normal"><text:span text:style-name="T285">Hochreiter, 2009</text:span><text:span text:style-name="T286"><text:line-break/></text:span><text:span text:style-name="T287">PMID:<text:s/></text:span><text:a xlink:href="http://pubmed.gov/19493352" office:target-frame-name="_top" xlink:show="replace"><text:span text:style-name="T288">19493352</text:span></text:a><text:span text:style-name="T289"><text:line-break/></text:span><text:a xlink:href="http://www.isrctn.com/ISRCTN10288268" office:target-frame-name="_top" xlink:show="replace"><text:span text:style-name="T290">ISRCTN10288268</text:span></text:a></text:p>
          </table:table-cell>
          <table:table-cell table:style-name="TableCell291">
            <text:p text:style-name="P292">110</text:p>
          </table:table-cell>
          <table:table-cell table:style-name="TableCell293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94">Unclear risk</text:span></text:a></text:p>
          </table:table-cell>
          <table:table-cell table:style-name="TableCell295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96">Unclear risk</text:span></text:a></text:p>
          </table:table-cell>
          <table:table-cell table:style-name="TableCell297">
            <text:p text:style-name="Normal"><text:span text:style-name="T298">Low risk</text:span></text:p>
          </table:table-cell>
          <table:table-cell table:style-name="TableCell29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00">Unclear risk</text:span></text:a></text:p>
          </table:table-cell>
          <table:table-cell table:style-name="TableCell301">
            <text:p text:style-name="Normal"><text:span text:style-name="T302">Low risk</text:span></text:p>
          </table:table-cell>
          <table:table-cell table:style-name="TableCell303">
            <text:p text:style-name="Normal"><text:span text:style-name="T304">Low risk</text:span></text:p>
          </table:table-cell>
          <table:table-cell table:style-name="TableCell305">
            <text:p text:style-name="Normal"><text:span text:style-name="T306">Low risk</text:span></text:p>
          </table:table-cell>
        </table:table-row>
        <table:table-row table:style-name="TableRow307">
          <table:table-cell table:style-name="TableCell308">
            <text:p text:style-name="Normal"><text:span text:style-name="T309">ProGUARD, 2014</text:span><text:span text:style-name="T310"><text:line-break/></text:span><text:span text:style-name="T311">PMID:<text:s/></text:span><text:a xlink:href="http://pubmed.gov/25295709" office:target-frame-name="_top" xlink:show="replace"><text:span text:style-name="T312">25295709</text:span></text:a><text:span text:style-name="T313"><text:line-break/></text:span><text:a xlink:href="http://www.anzctr.org.au/TrialSearch.aspx?searchTxt=ACTRN12610000809033" office:target-frame-name="_top" xlink:show="replace"><text:span text:style-name="T314">ACTRN12610000809033</text:span></text:a></text:p>
          </table:table-cell>
          <table:table-cell table:style-name="TableCell315">
            <text:p text:style-name="P316">394</text:p>
          </table:table-cell>
          <table:table-cell table:style-name="TableCell317">
            <text:p text:style-name="Normal"><text:span text:style-name="T318">Low risk</text:span></text:p>
          </table:table-cell>
          <table:table-cell table:style-name="TableCell319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20">Unclear risk</text:span></text:a></text:p>
          </table:table-cell>
          <table:table-cell table:style-name="TableCell321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22">Unclear risk</text:span></text:a></text:p>
          </table:table-cell>
          <table:table-cell table:style-name="TableCell323">
            <text:p text:style-name="Normal"><text:span text:style-name="T324">Low risk</text:span></text:p>
          </table:table-cell>
          <table:table-cell table:style-name="TableCell325">
            <text:p text:style-name="Normal"><text:span text:style-name="T326">Low risk</text:span></text:p>
          </table:table-cell>
          <table:table-cell table:style-name="TableCell327">
            <text:p text:style-name="Normal"><text:span text:style-name="T328">Low risk</text:span></text:p>
          </table:table-cell>
          <table:table-cell table:style-name="TableCell329">
            <text:p text:style-name="Normal"><text:span text:style-name="T330">Low risk</text:span></text:p>
          </table:table-cell>
        </table:table-row>
        <table:table-row table:style-name="TableRow331">
          <table:table-cell table:style-name="TableCell332">
            <text:p text:style-name="Normal"><text:span text:style-name="T333">Najafi, 2015</text:span><text:span text:style-name="T334"><text:line-break/></text:span><text:span text:style-name="T335">P</text:span><text:span text:style-name="T336">MID:<text:s/></text:span><text:a xlink:href="http://pubmed.gov/26553084" office:target-frame-name="_top" xlink:show="replace"><text:span text:style-name="T337">26553084</text:span></text:a></text:p>
          </table:table-cell>
          <table:table-cell table:style-name="TableCell338">
            <text:p text:style-name="P339">60</text:p>
          </table:table-cell>
          <table:table-cell table:style-name="TableCell340">
            <text:p text:style-name="Normal"><text:span text:style-name="T341">Low risk</text:span></text:p>
          </table:table-cell>
          <table:table-cell table:style-name="TableCell34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43">Unclear risk</text:span></text:a></text:p>
          </table:table-cell>
          <table:table-cell table:style-name="TableCell344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45">High risk</text:span></text:a></text:p>
          </table:table-cell>
          <table:table-cell table:style-name="TableCell34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47">Unclear risk</text:span></text:a></text:p>
          </table:table-cell>
          <table:table-cell table:style-name="TableCell348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49">Unclear risk</text:span></text:a></text:p>
          </table:table-cell>
          <table:table-cell table:style-name="TableCell350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51">High risk</text:span></text:a></text:p>
          </table:table-cell>
          <table:table-cell table:style-name="TableCell352">
            <text:p text:style-name="Normal"><text:span text:style-name="T353">Low risk</text:span></text:p>
          </table:table-cell>
        </table:table-row>
        <table:table-row table:style-name="TableRow354">
          <table:table-cell table:style-name="TableCell355" table:number-rows-spanned="2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><text:span text:style-name="T361">Random sequence generation</text:span></text:p>
          </table:table-cell>
          <table:table-cell table:style-name="TableCell362">
            <text:p text:style-name="P363"><text:span text:style-name="T364">Allocation concealment</text:span></text:p>
          </table:table-cell>
          <table:table-cell table:style-name="TableCell365">
            <text:p text:style-name="P366"><text:span text:style-name="T367">Blinding of participants and personnel</text:span></text:p>
          </table:table-cell>
          <table:table-cell table:style-name="TableCell368">
            <text:p text:style-name="P369"><text:span text:style-name="T370">Blinding of outcome assessment</text:span></text:p>
          </table:table-cell>
          <table:table-cell table:style-name="TableCell371">
            <text:p text:style-name="P372"><text:span text:style-name="T373">Incomplete outcome data</text:span></text:p>
          </table:table-cell>
          <table:table-cell table:style-name="TableCell374">
            <text:p text:style-name="P375"><text:span text:style-name="T376">Selective reporting</text:span></text:p>
          </table:table-cell>
          <table:table-cell table:style-name="TableCell377">
            <text:p text:style-name="P378"><text:span text:style-name="T379">E.g. imbalanced compliance , co-interventions, or other.</text:span></text:p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><text:span text:style-name="T386">Random sequence<text:s/></text:span><text:span text:style-name="T387">generation</text:span></text:p>
          </table:table-cell>
          <table:covered-table-cell/>
          <table:table-cell table:style-name="TableCell388">
            <text:p text:style-name="P389"><text:span text:style-name="T390">Allocation concealment</text:span></text:p>
          </table:table-cell>
          <table:table-cell table:style-name="TableCell391">
            <text:p text:style-name="P392"><text:span text:style-name="T393">Blinding of participants and personnel</text:span></text:p>
          </table:table-cell>
          <table:table-cell table:style-name="TableCell394">
            <text:p text:style-name="P395"><text:span text:style-name="T396">Blinding of outcome assessment</text:span></text:p>
          </table:table-cell>
          <table:table-cell table:style-name="TableCell397">
            <text:p text:style-name="P398"><text:span text:style-name="T399">Incomplete outcome data</text:span></text:p>
          </table:table-cell>
          <table:table-cell table:style-name="TableCell400">
            <text:p text:style-name="P401"><text:span text:style-name="T402">Selective reporting</text:span></text:p>
          </table:table-cell>
        </table:table-row>
        <table:table-row table:style-name="TableRow403">
          <table:table-cell table:style-name="TableCell404" table:number-columns-spanned="9">
            <text:p text:style-name="P405">Notes:</text:p>
            <text:p text:style-name="Normal"><text:span text:style-name="T406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407">http://handbook.cochrane.org/chapter_8/table_8_7_a_possible_approach_for_summary_assessments_of_the.htm</text:span></text:a></text:p>
            <text:p text:style-name="P408">†</text:p>
            <text:p text:style-name="P409">‡</text:p>
            <text:soft-page-break/>
            <text:p text:style-name="P410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5T20:56:00Z</meta:creation-date>
    <dc:date>2017-06-15T21:06:00Z</dc:date>
    <meta:print-date>2017-05-08T02:39:00Z</meta:print-date>
    <meta:template xlink:href="Normal.dotm" xlink:type="simple"/>
    <meta:editing-cycles>4</meta:editing-cycles>
    <meta:editing-duration>PT300S</meta:editing-duration>
    <meta:document-statistic meta:page-count="4" meta:paragraph-count="17" meta:word-count="1340" meta:character-count="8966" meta:row-count="63" meta:non-whitespace-character-count="7643"/>
  </office:meta>
</office:document-meta>
</file>